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4162" officeooo:paragraph-rsid="00114162"/>
    </style:style>
    <style:style style:name="P2" style:family="paragraph" style:parent-style-name="Standard">
      <style:paragraph-properties fo:margin-left="0.3937in" fo:margin-right="0in" fo:margin-top="0in" fo:margin-bottom="0.1665in" loext:contextual-spacing="false" fo:line-height="115%" fo:text-align="justify" style:justify-single-word="false" fo:text-indent="0in" style:auto-text-indent="false"/>
      <style:text-properties officeooo:rsid="00114162" officeooo:paragraph-rsid="0012ad34"/>
    </style:style>
    <style:style style:name="P3" style:family="paragraph" style:parent-style-name="Standard">
      <style:paragraph-properties fo:margin-left="0.3937in" fo:margin-right="0in" fo:margin-top="0in" fo:margin-bottom="0.1665in" loext:contextual-spacing="false" fo:line-height="115%" fo:text-align="justify" style:justify-single-word="false" fo:text-indent="0in" style:auto-text-indent="false"/>
      <style:text-properties officeooo:paragraph-rsid="00114162"/>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style>
    <style:style style:name="T4" style:family="text">
      <style:text-properties fo:language="en" fo:country="US" fo:font-style="italic" officeooo:rsid="00114162" style:font-style-asian="italic" style:font-style-complex="italic"/>
    </style:style>
    <style:style style:name="T5" style:family="text">
      <style:text-properties fo:language="en" fo:country="US" fo:font-style="italic" officeooo:rsid="0012ad34" style:font-style-asian="italic" style:font-style-complex="italic"/>
    </style:style>
    <style:style style:name="T6" style:family="text">
      <style:text-properties fo:language="en" fo:country="US" fo:font-style="italic" officeooo:rsid="0013ee5b" style:font-style-asian="italic" style:font-style-complex="italic"/>
    </style:style>
    <style:style style:name="T7" style:family="text">
      <style:text-properties fo:language="en" fo:country="US" fo:font-style="italic" officeooo:rsid="001423a5" style:font-style-asian="italic" style:font-style-complex="italic"/>
    </style:style>
    <style:style style:name="T8" style:family="text">
      <style:text-properties fo:language="en" fo:country="US" fo:font-style="italic" fo:font-weight="normal" officeooo:rsid="00114162" style:font-style-asian="italic" style:font-weight-asian="normal" style:font-style-complex="italic" style:font-weight-complex="normal"/>
    </style:style>
    <style:style style:name="T9" style:family="text">
      <style:text-properties fo:language="en" fo:country="US" fo:font-style="italic" fo:font-weight="normal" officeooo:rsid="0012ad34" style:font-style-asian="italic" style:font-weight-asian="normal" style:font-style-complex="italic" style:font-weight-complex="normal"/>
    </style:style>
    <style:style style:name="T10" style:family="text">
      <style:text-properties fo:language="en" fo:country="US" fo:font-weight="normal" officeooo:rsid="00114162" style:font-weight-asian="normal" style:font-weight-complex="normal"/>
    </style:style>
    <style:style style:name="T11" style:family="text">
      <style:text-properties fo:language="en" fo:country="US" officeooo:rsid="00114162"/>
    </style:style>
    <style:style style:name="T12" style:family="text">
      <style:text-properties fo:language="en" fo:country="US" fo:font-style="normal" fo:font-weight="normal" officeooo:rsid="00114162" style:font-style-asian="normal" style:font-weight-asian="normal" style:font-style-complex="normal" style:font-weight-complex="normal"/>
    </style:style>
    <style:style style:name="T13" style:family="text">
      <style:text-properties fo:language="en" fo:country="US" fo:font-style="normal" fo:font-weight="normal" officeooo:rsid="0012ad34" style:font-style-asian="normal" style:font-weight-asian="normal" style:font-style-complex="normal" style:font-weight-complex="normal"/>
    </style:style>
    <style:style style:name="T14" style:family="text">
      <style:text-properties fo:language="en" fo:country="US" fo:font-style="normal" officeooo:rsid="00114162" style:font-style-asian="normal" style:font-style-complex="normal"/>
    </style:style>
    <style:style style:name="T15" style:family="text">
      <style:text-properties fo:language="en" fo:country="US" fo:font-style="normal" officeooo:rsid="0012ad34" style:font-style-asian="normal" style:font-style-complex="normal"/>
    </style:style>
    <style:style style:name="T16" style:family="text">
      <style:text-properties fo:language="en" fo:country="US" officeooo:rsid="0012ad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PDATE Component Interface</text:p>
      <text:p text:style-name="P1"/>
      <text:p text:style-name="P3"><text:span text:style-name="T1">We will present in this part of the document the interfaces relevant for each component identified in the </text:span><text:span text:style-name="T3">Component view</text:span><text:span text:style-name="T1">. To do so, we describe the required and provided interfaces, and the corresponding operations that can be executed on them. Note that the </text:span><text:span text:style-name="T3">Deployment view</text:span><text:span text:style-name="T1"> induces remote and local interfaces on some of the components, but we assume that both of them will provide the same operations.</text:span></text:p>
      <text:p text:style-name="P3"><text:span text:style-name="T2">WebBrowser </text:span><text:span text:style-name="T10">It allows the displaying and the use of the MyTaxiService website, thus it encapsulates some </text:span><text:span text:style-name="T8">display </text:span><text:span text:style-name="T12">functions and some </text:span><text:span text:style-name="T8">income </text:span><text:span text:style-name="T12">functions as well </text:span><text:span text:style-name="T13">such as </text:span><text:span text:style-name="T9">login, create account, create request, ..</text:span><text:span text:style-name="T10">.</text:span><text:span text:style-name="T1"> It needs to communicate with the MTSPassengerWebView that will provide it all the displaying </text:span><text:span text:style-name="T11">command</text:span><text:span text:style-name="T1">. The WebBrowser interface is on the one hand responsible of the transmission of the displaying command from the MTSPassengerWebView to the WebBroswer and on the second hand is responsible of the way back transmission of the input event</text:span><text:span text:style-name="T11">s</text:span><text:span text:style-name="T1"> received by the web browser.</text:span></text:p>
      <text:p text:style-name="P3"><text:span text:style-name="T2">MTSPassengerWebView</text:span><text:span text:style-name="T1"> </text:span><text:span text:style-name="T11">It is an intermediary between the web browser and the controller. The PassengerWebController interface is in charge to give displaying command from the controller to the MTSPassengerWebView and to transmit input events in the opposite direction, thus encapsulates some </text:span><text:span text:style-name="T4">display </text:span><text:span text:style-name="T14">and </text:span><text:span text:style-name="T4">income </text:span><text:span text:style-name="T14">functions.</text:span></text:p>
      <text:p text:style-name="P3"><text:span text:style-name="T2">MTSPassengerWebController</text:span><text:span text:style-name="T1"> It provides displaying orders to the MTSPassengerWebView that are based on the information received from the MTSModel. It also receives notifications about input event from MTSPassengerView then sends the appropriate requests to the MTSModel. </text:span><text:span text:style-name="T16">It owns some </text:span><text:span text:style-name="T5">result interpretation</text:span><text:span text:style-name="T15"> functions that will create a displaying command from the result of a Model method and an </text:span><text:span text:style-name="T5">input event interpretation</text:span><text:span text:style-name="T15"> that will from an input event call a model method.</text:span><text:span text:style-name="T1"> So it needs a PassengerModel interface that allows it to communicate with the MTSModel. This interface is used to call the PassengerModel methods and to receive results of those calls.</text:span></text:p>
      <text:p text:style-name="P3"><text:span text:style-name="T2">MTSPassengerMobileView</text:span><text:span text:style-name="T1"> It has the same behavior than the MTSPassengerWebView unless that it doesn't </text:span><text:span text:style-name="T16">command</text:span><text:span text:style-name="T1"> a WebBrowser but </text:span><text:span text:style-name="T16">owns some </text:span><text:span text:style-name="T5">display and income </text:span><text:span text:style-name="T15">functions to command the hardware directly </text:span><text:span text:style-name="T1">inner the mobile. The interface between it and the MTSPassengerMobileController has the same purpose than the one b</text:span><text:span text:style-name="T16">e</text:span><text:span text:style-name="T1">tween the WebView and the WebController.</text:span></text:p>
      <text:p text:style-name="P3"><text:span text:style-name="T2">MTSPassengerMobileController</text:span><text:span text:style-name="T1"> It has the same behavior than the MTSPassengerWebController. It communicates with the MTSPassengerMobileView for sending displaying commands and receiving input event notifications. It also communicates with the MTSModel through a PassengerModel interface to call the PassengerModel methods and receive results of those calls.</text:span></text:p>
      <text:p text:style-name="P3"><text:span text:style-name="T2">MTSDriverMobileView </text:span><text:span text:style-name="T1">It has the same behavior than the MTSPassengerMobileView unless that it communicates with the MTSDriverMobile Controller.</text:span></text:p>
      <text:p text:style-name="P3"><text:soft-page-break/><text:span text:style-name="T2">MTSDriverMobileController </text:span><text:span text:style-name="T1">It has the same behavior than the MTSPassengerMobileController unless it communicates with the MTSModel through a TaxiDriverModel interface.</text:span></text:p>
      <text:p text:style-name="P3"><text:span text:style-name="T2">MTSModel</text:span><text:span text:style-name="T1"> Its methods are called by the controllers and it sends back to them the results. </text:span><text:span text:style-name="T16">It includes all the methods described in the document such as </text:span><text:span text:style-name="T5">editing an account, answering a request,.. </text:span><text:span text:style-name="T1">It has an interface with the MTSDataBase to send some write and read requests and receive the results. It has also an interface with the MTSIntegration component to call some methods that belong to external components and receive the results of those.</text:span></text:p>
      <text:p text:style-name="P3"><text:span text:style-name="T2">MTSDataBase </text:span><text:span text:style-name="T1">It communicates only with the MTSModel to receive from it some read or write requests and send back some results. </text:span><text:span text:style-name="T16">It includes all the data access methods such as </text:span><text:span text:style-name="T5">creating an <text:s/>account, editing an account, loging in, getting a passenger instance..</text:span></text:p>
      <text:p text:style-name="P3"><text:span text:style-name="T2">MTSIntegration </text:span><text:span text:style-name="T1">This component share an interface with the MTSModel that sends some external methods calls that will be transferred trough others interfaces either to the </text:span><text:bookmark-start text:name="__DdeLink__1715_714421854"/><text:span text:style-name="T1">MapServer, the EmailServer or the MilanoGovernment component.</text:span><text:bookmark-end text:name="__DdeLink__1715_714421854"/><text:span text:style-name="T1"> These one will send back the results of those methods that will be transferred to the MTSModel. </text:span><text:span text:style-name="T16">Thus it includes the external functions : </text:span><text:span text:style-name="T5">getting a map, get inf</text:span><text:span text:style-name="T6">orm</text:span><text:span text:style-name="T5">ation from the Milano government, sending email</text:span></text:p>
      <text:p text:style-name="P2"><text:span text:style-name="T2">MapServer, EmailServer, MilanoGovernment</text:span><text:span text:style-name="T1"> It exists an interface between each of them and the MTSIntegration. It allows the MTSIntegration to call some external methods and get the result of those. </text:span><text:span text:style-name="T16">They each include some external functions : </text:span><text:span text:style-name="T5">getting a map, get infor</text:span><text:span text:style-name="T7">m</text:span><text:span text:style-name="T5">ation from the Milano government, sending 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00:15:32.072000000</meta:creation-date>
    <dc:date>2015-12-04T00:48:18.526000000</dc:date>
    <meta:editing-duration>PT16M19S</meta:editing-duration>
    <meta:editing-cycles>3</meta:editing-cycles>
    <meta:generator>LibreOffice/5.0.3.2$Windows_x86 LibreOffice_project/e5f16313668ac592c1bfb310f4390624e3dbfb75</meta:generator>
    <meta:document-statistic meta:table-count="0" meta:image-count="0" meta:object-count="0" meta:page-count="2" meta:paragraph-count="13" meta:word-count="665" meta:character-count="4448" meta:non-whitespace-character-count="3795"/>
  </office:meta>
</office:document-meta>
</file>